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5e3" officeooo:paragraph-rsid="0000d835"/>
    </style:style>
    <style:style style:name="P2" style:family="paragraph" style:parent-style-name="Standard">
      <style:text-properties officeooo:rsid="0000d835" officeooo:paragraph-rsid="0000d835"/>
    </style:style>
    <style:style style:name="T1" style:family="text">
      <style:text-properties officeooo:rsid="0000d8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text:span text:style-name="T1">s you arrive at the village you are greeted by the goblin Rufus.</text:span></text:p>
      <text:p text:style-name="P1">“<text:span text:style-name="T1">Sire, we have gathered an army of goblins ready to raid the village at your command.</text:span></text:p>
      <text:p text:style-name="P2">You will have to lead us into combat. </text:p>
      <text:p text:style-name="P2">Are you ready for war, sire?”</text:p>
      <text:p text:style-name="P2"/>
      <text:p text:style-name="P2">&gt;YES</text:p>
      <text:p text:style-name="P2">&gt;NO</text:p>
      <text:p text:style-name="P2"/>
      <text:p text:style-name="P2">Yes:</text:p>
      <text:p text:style-name="P2">You march into the village with your army of goblins, the pillaging begins at your command!</text:p>
      <text:p text:style-name="P2">[GROUP GAME STARTS (snake game)]</text:p>
      <text:p text:style-name="P2"/>
      <text:p text:style-name="P2">NO:</text:p>
      <text:p text:style-name="P2">As you aren’t ready to raid the village you decide to return to the castle to prepare for war.</text:p>
      <text:p text:style-name="P2">[RETURNS TO INTRO]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19-10-24T13:45:52.625000000</dc:date>
    <meta:editing-duration>PT5M12S</meta:editing-duration>
    <meta:editing-cycles>1</meta:editing-cycles>
    <meta:document-statistic meta:table-count="0" meta:image-count="0" meta:object-count="0" meta:page-count="1" meta:paragraph-count="12" meta:word-count="90" meta:character-count="466" meta:non-whitespace-character-count="387"/>
  </office:meta>
</office:document-meta>
</file>